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0.119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Расчёт_20_вероятности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асчёт вероятности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Шаги решения: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Подбрасывание монеты три раза создаёт 8 возможных исходов: HHH, HHT, HTH, THH, HTT, THT, TTH, TTT, где H — орел, T — решка.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Рассмотрим случаи, где выпадает ровно два орла: HHT, HTH, THH. Таких исходов три.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Вероятность каждого исхода — 1/8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Итог:</text:p>
          </table:table-cell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Вероятность выпадения ровно двух орлов — это количество благоприятных исходов, умноженное на вероятность одного исхода:</text:p>
            <text:p>P=3/8​=0.375 или 37.5%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table:style-name="ce1" office:value-type="string" calcext:value-type="string">
            <text:p>Ответ: вероятность выпадения ровно двух орлов равна 0.375 (или 37.5%).</text:p>
          </table:table-cell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4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4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4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5" table:number-columns-repeated="3"/>
          <table:table-cell table:number-columns-repeated="1021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Расчёт_20_вероятности" style:display-name="PageStyle_Расчёт вероятност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2T16:33:33.266000000</dc:date>
    <meta:editing-duration>PT1M7S</meta:editing-duration>
    <meta:editing-cycles>1</meta:editing-cycles>
    <meta:document-statistic meta:table-count="1" meta:cell-count="7" meta:object-count="0"/>
    <meta:generator>LibreOffice/7.2.7.2$Windows_X86_64 LibreOffice_project/8d71d29d553c0f7dcbfa38fbfda25ee34cce99a2</meta:generator>
  </office:meta>
</office:document-meta>
</file>